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1.048in"/>
    </style:style>
    <style:style style:name="co5" style:family="table-column">
      <style:table-column-properties fo:break-before="auto" style:column-width="1.02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etiremen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CSC 5 Retirement Calculato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alary $'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office:value-type="string">
            <text:p><text:s/>= Investment Rate – Municipal Bond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table:formula="of:=[.D6]/[.D7]" office:value-type="currency" office:currency="USD" office:value="2000000">
            <text:p>$2,000,000.00</text:p>
          </table:table-cell>
          <table:table-cell office:value-type="string">
            <text:p><text:s/>= Calculate Required Savings $'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1">
            <text:p>10.00%</text:p>
          </table:table-cell>
          <table:table-cell office:value-type="string">
            <text:p><text:s/>= Deposit %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Beginning of Yr</text:p>
          </table:table-cell>
          <table:table-cell table:number-columns-repeated="2" office:value-type="string">
            <text:p>End of Yr</text:p>
          </table:table-cell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Year</text:p>
          </table:table-cell>
          <table:table-cell office:value-type="string">
            <text:p>Savings</text:p>
          </table:table-cell>
          <table:table-cell office:value-type="string">
            <text:p>Interest Earned</text:p>
          </table:table-cell>
          <table:table-cell office:value-type="string">
            <text:p>Deposi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4" office:value-type="currency" office:currency="USD" office:value="0">
            <text:p>$0.00</text:p>
          </table:table-cell>
          <table:table-cell table:formula="of:=[.D13]*[.$D$7]" office:value-type="currency" office:currency="USD" office:value="0">
            <text:p>$0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D13]+[.E13]+[.F13]" office:value-type="currency" office:currency="USD" office:value="10000">
            <text:p>$10,000.00</text:p>
          </table:table-cell>
          <table:table-cell table:formula="of:=[.D14]*[.$D$7]" office:value-type="currency" office:currency="USD" office:value="500">
            <text:p>$500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D14]+[.E14]+[.F14]" office:value-type="currency" office:currency="USD" office:value="20500">
            <text:p>$20,500.00</text:p>
          </table:table-cell>
          <table:table-cell table:formula="of:=[.D15]*[.$D$7]" office:value-type="currency" office:currency="USD" office:value="1025">
            <text:p>$1,025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D15]+[.E15]+[.F15]" office:value-type="currency" office:currency="USD" office:value="31525">
            <text:p>$31,525.00</text:p>
          </table:table-cell>
          <table:table-cell table:formula="of:=[.D16]*[.$D$7]" office:value-type="currency" office:currency="USD" office:value="1576.25">
            <text:p>$1,576.2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D16]+[.E16]+[.F16]" office:value-type="currency" office:currency="USD" office:value="43101.25">
            <text:p>$43,101.25</text:p>
          </table:table-cell>
          <table:table-cell table:formula="of:=[.D17]*[.$D$7]" office:value-type="currency" office:currency="USD" office:value="2155.0625">
            <text:p>$2,155.0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D17]+[.E17]+[.F17]" office:value-type="currency" office:currency="USD" office:value="55256.3125">
            <text:p>$55,256.31</text:p>
          </table:table-cell>
          <table:table-cell table:formula="of:=[.D18]*[.$D$7]" office:value-type="currency" office:currency="USD" office:value="2762.815625">
            <text:p>$2,762.82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D18]+[.E18]+[.F18]" office:value-type="currency" office:currency="USD" office:value="68019.128125">
            <text:p>$68,019.13</text:p>
          </table:table-cell>
          <table:table-cell table:formula="of:=[.D19]*[.$D$7]" office:value-type="currency" office:currency="USD" office:value="3400.95640625">
            <text:p>$3,400.9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D19]+[.E19]+[.F19]" office:value-type="currency" office:currency="USD" office:value="81420.08453125">
            <text:p>$81,420.08</text:p>
          </table:table-cell>
          <table:table-cell table:formula="of:=[.D20]*[.$D$7]" office:value-type="currency" office:currency="USD" office:value="4071.0042265625">
            <text:p>$4,071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D20]+[.E20]+[.F20]" office:value-type="currency" office:currency="USD" office:value="95491.0887578125">
            <text:p>$95,491.09</text:p>
          </table:table-cell>
          <table:table-cell table:formula="of:=[.D21]*[.$D$7]" office:value-type="currency" office:currency="USD" office:value="4774.55443789063">
            <text:p>$4,774.5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D21]+[.E21]+[.F21]" office:value-type="currency" office:currency="USD" office:value="110265.643195703">
            <text:p>$110,265.64</text:p>
          </table:table-cell>
          <table:table-cell table:formula="of:=[.D22]*[.$D$7]" office:value-type="currency" office:currency="USD" office:value="5513.28215978516">
            <text:p>$5,513.2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D22]+[.E22]+[.F22]" office:value-type="currency" office:currency="USD" office:value="125778.925355488">
            <text:p>$125,778.93</text:p>
          </table:table-cell>
          <table:table-cell table:formula="of:=[.D23]*[.$D$7]" office:value-type="currency" office:currency="USD" office:value="6288.94626777441">
            <text:p>$6,288.9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D23]+[.E23]+[.F23]" office:value-type="currency" office:currency="USD" office:value="142067.871623263">
            <text:p>$142,067.87</text:p>
          </table:table-cell>
          <table:table-cell table:formula="of:=[.D24]*[.$D$7]" office:value-type="currency" office:currency="USD" office:value="7103.39358116313">
            <text:p>$7,103.3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D24]+[.E24]+[.F24]" office:value-type="currency" office:currency="USD" office:value="159171.265204426">
            <text:p>$159,171.27</text:p>
          </table:table-cell>
          <table:table-cell table:formula="of:=[.D25]*[.$D$7]" office:value-type="currency" office:currency="USD" office:value="7958.56326022129">
            <text:p>$7,958.5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formula="of:=[.D25]+[.E25]+[.F25]" office:value-type="currency" office:currency="USD" office:value="177129.828464647">
            <text:p>$177,129.83</text:p>
          </table:table-cell>
          <table:table-cell table:formula="of:=[.D26]*[.$D$7]" office:value-type="currency" office:currency="USD" office:value="8856.49142323236">
            <text:p>$8,856.4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formula="of:=[.D26]+[.E26]+[.F26]" office:value-type="currency" office:currency="USD" office:value="195986.31988788">
            <text:p>$195,986.32</text:p>
          </table:table-cell>
          <table:table-cell table:formula="of:=[.D27]*[.$D$7]" office:value-type="currency" office:currency="USD" office:value="9799.31599439397">
            <text:p>$9,799.32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formula="of:=[.D27]+[.E27]+[.F27]" office:value-type="currency" office:currency="USD" office:value="215785.635882273">
            <text:p>$215,785.64</text:p>
          </table:table-cell>
          <table:table-cell table:formula="of:=[.D28]*[.$D$7]" office:value-type="currency" office:currency="USD" office:value="10789.2817941137">
            <text:p>$10,789.2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formula="of:=[.D28]+[.E28]+[.F28]" office:value-type="currency" office:currency="USD" office:value="236574.917676387">
            <text:p>$236,574.92</text:p>
          </table:table-cell>
          <table:table-cell table:formula="of:=[.D29]*[.$D$7]" office:value-type="currency" office:currency="USD" office:value="11828.7458838194">
            <text:p>$11,828.7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formula="of:=[.D29]+[.E29]+[.F29]" office:value-type="currency" office:currency="USD" office:value="258403.663560206">
            <text:p>$258,403.66</text:p>
          </table:table-cell>
          <table:table-cell table:formula="of:=[.D30]*[.$D$7]" office:value-type="currency" office:currency="USD" office:value="12920.1831780103">
            <text:p>$12,920.1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formula="of:=[.D30]+[.E30]+[.F30]" office:value-type="currency" office:currency="USD" office:value="281323.846738217">
            <text:p>$281,323.85</text:p>
          </table:table-cell>
          <table:table-cell table:formula="of:=[.D31]*[.$D$7]" office:value-type="currency" office:currency="USD" office:value="14066.1923369108">
            <text:p>$14,066.1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formula="of:=[.D31]+[.E31]+[.F31]" office:value-type="currency" office:currency="USD" office:value="305390.039075128">
            <text:p>$305,390.04</text:p>
          </table:table-cell>
          <table:table-cell table:formula="of:=[.D32]*[.$D$7]" office:value-type="currency" office:currency="USD" office:value="15269.5019537564">
            <text:p>$15,269.5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formula="of:=[.D32]+[.E32]+[.F32]" office:value-type="currency" office:currency="USD" office:value="330659.541028884">
            <text:p>$330,659.54</text:p>
          </table:table-cell>
          <table:table-cell table:formula="of:=[.D33]*[.$D$7]" office:value-type="currency" office:currency="USD" office:value="16532.9770514442">
            <text:p>$16,532.9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formula="of:=[.D33]+[.E33]+[.F33]" office:value-type="currency" office:currency="USD" office:value="357192.518080328">
            <text:p>$357,192.52</text:p>
          </table:table-cell>
          <table:table-cell table:formula="of:=[.D34]*[.$D$7]" office:value-type="currency" office:currency="USD" office:value="17859.6259040164">
            <text:p>$17,859.63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formula="of:=[.D34]+[.E34]+[.F34]" office:value-type="currency" office:currency="USD" office:value="385052.143984345">
            <text:p>$385,052.14</text:p>
          </table:table-cell>
          <table:table-cell table:formula="of:=[.D35]*[.$D$7]" office:value-type="currency" office:currency="USD" office:value="19252.6071992172">
            <text:p>$19,252.61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formula="of:=[.D35]+[.E35]+[.F35]" office:value-type="currency" office:currency="USD" office:value="414304.751183562">
            <text:p>$414,304.75</text:p>
          </table:table-cell>
          <table:table-cell table:formula="of:=[.D36]*[.$D$7]" office:value-type="currency" office:currency="USD" office:value="20715.2375591781">
            <text:p>$20,715.24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formula="of:=[.D36]+[.E36]+[.F36]" office:value-type="currency" office:currency="USD" office:value="445019.98874274">
            <text:p>$445,019.99</text:p>
          </table:table-cell>
          <table:table-cell table:formula="of:=[.D37]*[.$D$7]" office:value-type="currency" office:currency="USD" office:value="22250.999437137">
            <text:p>$22,251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formula="of:=[.D37]+[.E37]+[.F37]" office:value-type="currency" office:currency="USD" office:value="477270.988179877">
            <text:p>$477,270.99</text:p>
          </table:table-cell>
          <table:table-cell table:formula="of:=[.D38]*[.$D$7]" office:value-type="currency" office:currency="USD" office:value="23863.5494089938">
            <text:p>$23,863.5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formula="of:=[.D38]+[.E38]+[.F38]" office:value-type="currency" office:currency="USD" office:value="511134.537588871">
            <text:p>$511,134.54</text:p>
          </table:table-cell>
          <table:table-cell table:formula="of:=[.D39]*[.$D$7]" office:value-type="currency" office:currency="USD" office:value="25556.7268794435">
            <text:p>$25,556.73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formula="of:=[.D39]+[.E39]+[.F39]" office:value-type="currency" office:currency="USD" office:value="546691.264468314">
            <text:p>$546,691.26</text:p>
          </table:table-cell>
          <table:table-cell table:formula="of:=[.D40]*[.$D$7]" office:value-type="currency" office:currency="USD" office:value="27334.5632234157">
            <text:p>$27,334.5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formula="of:=[.D40]+[.E40]+[.F40]" office:value-type="currency" office:currency="USD" office:value="584025.82769173">
            <text:p>$584,025.83</text:p>
          </table:table-cell>
          <table:table-cell table:formula="of:=[.D41]*[.$D$7]" office:value-type="currency" office:currency="USD" office:value="29201.2913845865">
            <text:p>$29,201.2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formula="of:=[.D41]+[.E41]+[.F41]" office:value-type="currency" office:currency="USD" office:value="623227.119076317">
            <text:p>$623,227.12</text:p>
          </table:table-cell>
          <table:table-cell table:formula="of:=[.D42]*[.$D$7]" office:value-type="currency" office:currency="USD" office:value="31161.3559538158">
            <text:p>$31,161.3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formula="of:=[.D42]+[.E42]+[.F42]" office:value-type="currency" office:currency="USD" office:value="664388.475030133">
            <text:p>$664,388.48</text:p>
          </table:table-cell>
          <table:table-cell table:formula="of:=[.D43]*[.$D$7]" office:value-type="currency" office:currency="USD" office:value="33219.4237515066">
            <text:p>$33,219.42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formula="of:=[.D43]+[.E43]+[.F43]" office:value-type="currency" office:currency="USD" office:value="707607.898781639">
            <text:p>$707,607.90</text:p>
          </table:table-cell>
          <table:table-cell table:formula="of:=[.D44]*[.$D$7]" office:value-type="currency" office:currency="USD" office:value="35380.394939082">
            <text:p>$35,380.3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formula="of:=[.D44]+[.E44]+[.F44]" office:value-type="currency" office:currency="USD" office:value="752988.293720721">
            <text:p>$752,988.29</text:p>
          </table:table-cell>
          <table:table-cell table:formula="of:=[.D45]*[.$D$7]" office:value-type="currency" office:currency="USD" office:value="37649.4146860361">
            <text:p>$37,649.41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formula="of:=[.D45]+[.E45]+[.F45]" office:value-type="currency" office:currency="USD" office:value="800637.708406757">
            <text:p>$800,637.71</text:p>
          </table:table-cell>
          <table:table-cell table:formula="of:=[.D46]*[.$D$7]" office:value-type="currency" office:currency="USD" office:value="40031.8854203379">
            <text:p>$40,031.8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formula="of:=[.D46]+[.E46]+[.F46]" office:value-type="currency" office:currency="USD" office:value="850669.593827095">
            <text:p>$850,669.59</text:p>
          </table:table-cell>
          <table:table-cell table:formula="of:=[.D47]*[.$D$7]" office:value-type="currency" office:currency="USD" office:value="42533.4796913548">
            <text:p>$42,533.4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formula="of:=[.D47]+[.E47]+[.F47]" office:value-type="currency" office:currency="USD" office:value="903203.07351845">
            <text:p>$903,203.07</text:p>
          </table:table-cell>
          <table:table-cell table:formula="of:=[.D48]*[.$D$7]" office:value-type="currency" office:currency="USD" office:value="45160.1536759225">
            <text:p>$45,160.1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formula="of:=[.D48]+[.E48]+[.F48]" office:value-type="currency" office:currency="USD" office:value="958363.227194372">
            <text:p>$958,363.23</text:p>
          </table:table-cell>
          <table:table-cell table:formula="of:=[.D49]*[.$D$7]" office:value-type="currency" office:currency="USD" office:value="47918.1613597186">
            <text:p>$47,918.1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formula="of:=[.D49]+[.E49]+[.F49]" office:value-type="currency" office:currency="USD" office:value="1016281.38855409">
            <text:p>$1,016,281.39</text:p>
          </table:table-cell>
          <table:table-cell table:formula="of:=[.D50]*[.$D$7]" office:value-type="currency" office:currency="USD" office:value="50814.0694277046">
            <text:p>$50,814.07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formula="of:=[.D50]+[.E50]+[.F50]" office:value-type="currency" office:currency="USD" office:value="1077095.4579818">
            <text:p>$1,077,095.46</text:p>
          </table:table-cell>
          <table:table-cell table:formula="of:=[.D51]*[.$D$7]" office:value-type="currency" office:currency="USD" office:value="53854.7728990898">
            <text:p>$53,854.77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formula="of:=[.D51]+[.E51]+[.F51]" office:value-type="currency" office:currency="USD" office:value="1140950.23088089">
            <text:p>$1,140,950.23</text:p>
          </table:table-cell>
          <table:table-cell table:formula="of:=[.D52]*[.$D$7]" office:value-type="currency" office:currency="USD" office:value="57047.5115440443">
            <text:p>$57,047.51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formula="of:=[.D52]+[.E52]+[.F52]" office:value-type="currency" office:currency="USD" office:value="1207997.74242493">
            <text:p>$1,207,997.74</text:p>
          </table:table-cell>
          <table:table-cell table:formula="of:=[.D53]*[.$D$7]" office:value-type="currency" office:currency="USD" office:value="60399.8871212465">
            <text:p>$60,399.8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formula="of:=[.D53]+[.E53]+[.F53]" office:value-type="currency" office:currency="USD" office:value="1278397.62954618">
            <text:p>$1,278,397.63</text:p>
          </table:table-cell>
          <table:table-cell table:formula="of:=[.D54]*[.$D$7]" office:value-type="currency" office:currency="USD" office:value="63919.8814773088">
            <text:p>$63,919.8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formula="of:=[.D54]+[.E54]+[.F54]" office:value-type="currency" office:currency="USD" office:value="1352317.51102349">
            <text:p>$1,352,317.51</text:p>
          </table:table-cell>
          <table:table-cell table:formula="of:=[.D55]*[.$D$7]" office:value-type="currency" office:currency="USD" office:value="67615.8755511743">
            <text:p>$67,615.8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formula="of:=[.D55]+[.E55]+[.F55]" office:value-type="currency" office:currency="USD" office:value="1429933.38657466">
            <text:p>$1,429,933.39</text:p>
          </table:table-cell>
          <table:table-cell table:formula="of:=[.D56]*[.$D$7]" office:value-type="currency" office:currency="USD" office:value="71496.669328733">
            <text:p>$71,496.67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formula="of:=[.D56]+[.E56]+[.F56]" office:value-type="currency" office:currency="USD" office:value="1511430.05590339">
            <text:p>$1,511,430.06</text:p>
          </table:table-cell>
          <table:table-cell table:formula="of:=[.D57]*[.$D$7]" office:value-type="currency" office:currency="USD" office:value="75571.5027951696">
            <text:p>$75,571.5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formula="of:=[.D57]+[.E57]+[.F57]" office:value-type="currency" office:currency="USD" office:value="1597001.55869856">
            <text:p>$1,597,001.56</text:p>
          </table:table-cell>
          <table:table-cell table:formula="of:=[.D58]*[.$D$7]" office:value-type="currency" office:currency="USD" office:value="79850.0779349281">
            <text:p>$79,850.0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formula="of:=[.D58]+[.E58]+[.F58]" office:value-type="currency" office:currency="USD" office:value="1686851.63663349">
            <text:p>$1,686,851.64</text:p>
          </table:table-cell>
          <table:table-cell table:formula="of:=[.D59]*[.$D$7]" office:value-type="currency" office:currency="USD" office:value="84342.5818316745">
            <text:p>$84,342.5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formula="of:=[.D59]+[.E59]+[.F59]" office:value-type="currency" office:currency="USD" office:value="1781194.21846516">
            <text:p>$1,781,194.22</text:p>
          </table:table-cell>
          <table:table-cell table:formula="of:=[.D60]*[.$D$7]" office:value-type="currency" office:currency="USD" office:value="89059.7109232582">
            <text:p>$89,059.71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formula="of:=[.D60]+[.E60]+[.F60]" office:value-type="currency" office:currency="USD" office:value="1880253.92938842">
            <text:p>$1,880,253.93</text:p>
          </table:table-cell>
          <table:table-cell table:formula="of:=[.D61]*[.$D$7]" office:value-type="currency" office:currency="USD" office:value="94012.6964694211">
            <text:p>$94,012.7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formula="of:=[.D61]+[.E61]+[.F61]" office:value-type="currency" office:currency="USD" office:value="1984266.62585784">
            <text:p>$1,984,266.63</text:p>
          </table:table-cell>
          <table:table-cell table:formula="of:=[.D62]*[.$D$7]" office:value-type="currency" office:currency="USD" office:value="99213.3312928922">
            <text:p>$99,213.33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formula="of:=[.D62]+[.E62]+[.F62]" office:value-type="currency" office:currency="USD" office:value="2093479.95715074">
            <text:p>$2,093,479.96</text:p>
          </table:table-cell>
          <table:table-cell table:formula="of:=[.D63]*[.$D$7]" office:value-type="currency" office:currency="USD" office:value="104673.997857537">
            <text:p>$104,674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11/09/2017</text:date>, <text:time>12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11-09T11:37:56.75</meta:creation-date>
    <meta:generator>OpenOffice/4.1.3$Win32 OpenOffice.org_project/413m1$Build-9783</meta:generator>
    <dc:date>2017-11-09T12:36:29.16</dc:date>
    <dc:creator>RCC RCCD</dc:creator>
    <meta:editing-duration>PT58M34S</meta:editing-duration>
    <meta:editing-cycles>3</meta:editing-cycles>
    <meta:document-statistic meta:table-count="1" meta:cell-count="272" meta:object-count="0"/>
  </office:meta>
</office:document-meta>
</file>